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D2000000476C8400DF0F473F2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P2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.3cm" loext:contextual-spacing="false" fo:line-height="150%"/>
      <style:text-properties officeooo:paragraph-rsid="00146ea9"/>
    </style:style>
    <style:style style:name="P5" style:family="paragraph" style:parent-style-name="Standard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6" style:family="paragraph" style:parent-style-name="Standard">
      <style:paragraph-properties fo:margin-top="0cm" fo:margin-bottom="0.3cm" loext:contextual-spacing="false" fo:line-height="150%"/>
      <style:text-properties officeooo:rsid="0015d5af" officeooo:paragraph-rsid="0015d5af"/>
    </style:style>
    <style:style style:name="P7" style:family="paragraph" style:parent-style-name="Standard" style:list-style-name="L1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8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P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16b5cc"/>
    </style:style>
    <style:style style:name="T2" style:family="text">
      <style:text-properties officeooo:rsid="0018743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8b6c4"/>
    </style:style>
    <style:style style:name="T5" style:family="text">
      <style:text-properties officeooo:rsid="00197275"/>
    </style:style>
    <style:style style:name="T6" style:family="text">
      <style:text-properties officeooo:rsid="001add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unciado Ejercicio</text:p>
      <text:p text:style-name="P5">Respuesta</text:p>
      <text:p text:style-name="P5"/>
      <text:p text:style-name="P5"/>
      <text:p text:style-name="P5"/>
      <text:p text:style-name="P5">Si se entrega más de un ejercicio en el mismo documento, <text:span text:style-name="T5">en el caso que sean de varias páginas</text:span>, tras cada ejercicio:</text:p>
      <text:list xml:id="list420077422" text:style-name="L1">
        <text:list-item>
          <text:p text:style-name="P7">Insertar → Línea horizontal</text:p>
        </text:list-item>
      </text:list>
      <text:p text:style-name="P4"/>
      <text:p text:style-name="P5">Se entrega siempre en PDF</text:p>
      <text:p text:style-name="P5"/>
      <text:p text:style-name="P6">Nomenclatura: <text:span text:style-name="T6">LMSGI</text:span><text:span text:style-name="T3">UU</text:span>EJ<text:span text:style-name="T3">NN</text:span>_NombreApellido1.pdf</text:p>
      <text:p text:style-name="P6">Por ejemplo: <text:span text:style-name="T6">LMSGI</text:span>01EJ02_<text:span text:style-name="T4">JavierHernandez</text:span>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MP4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16b5cc"/>
    </style:style>
    <style:style style:name="MT2" style:family="text">
      <style:text-properties officeooo:rsid="00187435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0" draw:name="Forma2_0" draw:style-name="Mgr1" draw:text-style-name="MP2" svg:width="2.973cm" svg:height="1.006cm" svg:x="-0.044cm" svg:y="-0.439cm"><draw:image xlink:href="Pictures/10000000000000D2000000476C8400DF0F473F25.png" xlink:type="simple" xlink:show="embed" xlink:actuate="onLoad" loext:mime-type="image/png"><text:p/></draw:image></draw:frame>LMSGI</text:p>
        <text:p text:style-name="MP3">Unidad X<text:span text:style-name="MT1">X</text:span> – <text:span text:style-name="MT1">YYYYYYY</text:span></text:p>
        <text:p text:style-name="MP4">Nombre: <text:tab/><text:tab/>Fecha: <text:span text:style-name="MT2">dd/mm/yy</text:span></text:p>
      </style:header>
      <style:footer>
        <text:p text:style-name="MP5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30:45.914000000</meta:creation-date>
    <dc:date>2020-09-22T15:18:41.773030736</dc:date>
    <meta:editing-duration>PT16M7S</meta:editing-duration>
    <meta:editing-cycles>10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11" meta:word-count="50" meta:character-count="340" meta:non-whitespace-character-count="299"/>
  </office:meta>
</office:document-meta>
</file>